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やすやすと狩れると思うなよ」</text:p>
      <text:p text:style-name="P1">男は血にまみれた右腕を舐めると腰を落としてナタを構えた。その構えは数々の修羅場をくぐり抜けたためか堂に入っており大きな隙がない。</text:p>
      <text:p text:style-name="P1">その男の構えに影はほうと声をもらすと、低い声でささやいた。</text:p>
      <text:p text:style-name="P1">「女ばかりを狙った連続殺人犯ってほうが、ちょっといいチップになるんだけどねぇ..........まあ、今日のところはアンタでもいいよ」</text:p>
      <text:p text:style-name="P1">「かぁぁっ」</text:p>
      <text:p text:style-name="P1">男は気合いと同時に銳く地を蹴っていた。</text:p>
      <text:p text:style-name="P1">生身の人間の脚力とは思えない山猿のような跳躍から、男はナタを影の脳天に一文字に振りおろした。マシンの左腕が強力なパワーを発揮し、加速されたナタの先端が空気を切り裂いて笛のような音を発する。男が数多くの被害者と追っ手を葬った一撃必殺の技であった。</text:p>
      <text:p text:style-name="P1">いよいよ影の脳天に男の凶刀が触れるかという瞬間、ナタの刃の鈍い光を受けて影の目にぎらりと光彩が走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tb-rl"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4-10T21:48:04.76</meta:creation-date>
    <dc:date>2018-04-14T10:50:13.47</dc:date>
    <meta:editing-duration>PT17H28M8S</meta:editing-duration>
    <meta:editing-cycles>13</meta:editing-cycles>
    <meta:generator>OpenOffice/4.1.5$Win32 OpenOffice.org_project/415m1$Build-9789</meta:generator>
    <dc:creator>Jo Jaquinta</dc:creator>
    <meta:document-statistic meta:table-count="0" meta:image-count="0" meta:object-count="0" meta:page-count="1" meta:paragraph-count="8" meta:word-count="363" meta:character-count="372"/>
  </office:meta>
</office:document-meta>
</file>